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fill-color="#dc2300" draw:opacity="25%" draw:textarea-horizontal-align="justify" draw:textarea-vertical-align="middle" draw:auto-grow-height="false" draw:shadow-opacity="25%"/>
    </style:style>
    <style:style style:name="gr2" style:family="graphic" style:parent-style-name="standard">
      <style:graphic-properties draw:fill-color="#00ae00" draw:opacity="25%" draw:textarea-horizontal-align="justify" draw:textarea-vertical-align="middle" draw:auto-grow-height="false" draw:shadow-opacity="25%"/>
    </style:style>
    <style:style style:name="gr3" style:family="graphic" style:parent-style-name="standard">
      <style:graphic-properties draw:stroke="dash" draw:stroke-dash="Fine_20_Dashed" svg:stroke-width="0.05cm" svg:stroke-color="#000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5" style:family="graphic" style:parent-style-name="standard">
      <style:graphic-properties draw:fill="none" draw:opacity="50%" draw:textarea-horizontal-align="justify" draw:textarea-vertical-align="middle" draw:auto-grow-height="false" draw:shadow-opacity="5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37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9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656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08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72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794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objectwithoutfill">
      <style:graphic-properties draw:stroke="dash" draw:stroke-dash="Fine_20_Dashed" svg:stroke-width="0.06cm" draw:marker-start-width="0.3cm" draw:marker-end-width="0.3cm" draw:fill="none" draw:textarea-vertical-align="middle" fo:padding-top="0.14cm" fo:padding-bottom="0.14cm" fo:padding-left="0.265cm" fo:padding-right="0.265cm"/>
    </style:style>
    <style:style style:name="gr22" style:family="graphic" style:parent-style-name="objectwithoutfill">
      <style:graphic-properties svg:stroke-width="0.06cm" draw:marker-start-width="0.3cm" draw:marker-end="Arrow" draw:marker-end-width="0.35cm" draw:fill="none" draw:textarea-vertical-align="middle" fo:padding-top="0.14cm" fo:padding-bottom="0.14cm" fo:padding-left="0.265cm" fo:padding-right="0.265cm"/>
    </style:style>
    <style:style style:name="gr23" style:family="graphic" style:parent-style-name="objectwithoutfill">
      <style:graphic-properties svg:stroke-width="0.23cm" draw:marker-start-width="0.55cm" draw:marker-end-width="0.55cm" draw:fill="none" draw:textarea-vertical-align="middle" fo:padding-top="0.225cm" fo:padding-bottom="0.225cm" fo:padding-left="0.35cm" fo:padding-right="0.35cm"/>
    </style:style>
    <style:style style:name="gr24" style:family="graphic" style:parent-style-name="objectwithoutfill">
      <style:graphic-properties svg:stroke-width="0.23cm" svg:stroke-color="#000000" draw:marker-start="Rounded_20_short_20_Arrow" draw:marker-start-width="1.15cm" draw:marker-end-width="0.55cm" draw:fill="none" draw:textarea-vertical-align="middle" fo:padding-top="0.225cm" fo:padding-bottom="0.225cm" fo:padding-left="0.35cm" fo:padding-right="0.35cm"/>
    </style:style>
    <style:style style:name="gr2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6.678cm"/>
    </style:style>
    <style:style style:name="pr3" style:family="presentation" style:parent-style-name="Standard-outline1">
      <style:graphic-properties fo:min-height="22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weight="bold" style:font-weight-asian="bold" style:font-weight-complex="bold"/>
    </style:style>
    <style:style style:name="P3" style:family="paragraph">
      <style:paragraph-properties fo:text-align="center"/>
      <style:text-properties fo:color="#000000" fo:font-size="34.2000007629395pt" fo:font-weight="bold" style:font-weight-asian="bold" style:font-weight-complex="bold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paragraph-properties fo:text-align="center"/>
      <style:text-properties fo:font-size="30pt" style:font-size-asian="30pt" style:font-size-complex="30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34.2000007629395pt" fo:font-weight="bold" style:font-weight-asian="bold" style:font-weight-complex="bold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00" fo:font-size="36pt" fo:font-weight="bold" style:font-size-asian="18pt" style:font-weight-asian="bold" style:font-size-complex="18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8.7cm" svg:height="2.376cm" svg:x="12.9cm" svg:y="4.788cm">
          <text:p/>
          <draw:enhanced-geometry svg:viewBox="0 0 21600 21600" draw:path-stretchpoint-x="10800" draw:path-stretchpoint-y="10800" draw:text-areas="?f3 ?f4 ?f5 ?f6" draw:type="round-rectangle" draw:modifiers="4861.609460628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785cm" svg:height="2.305cm" svg:x="22.815cm" svg:y="4.824cm">
          <text:p text:style-name="P2"><text:span text:style-name="T1">NBODY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9.4cm" svg:height="5.152cm" svg:x="11.6cm" svg:y="3.4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.5cm" svg:height="2.275cm" svg:x="13.1cm" svg:y="4.839cm">
          <draw:text-box>
            <text:p text:style-name="P4"><text:span text:style-name="T2">LaunchNB6</text:span></text:p>
          </draw:text-box>
        </draw:frame>
        <draw:custom-shape draw:style-name="gr5" draw:text-style-name="P1" draw:layer="layout" svg:width="14.96cm" svg:height="8.348cm" svg:x="8.33cm" svg:y="14.25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5.46cm" svg:height="2.275cm" svg:x="13.08cm" svg:y="14.252cm">
          <draw:text-box>
            <text:p text:style-name="P5"><text:span text:style-name="T2">PyRun</text:span></text:p>
          </draw:text-box>
        </draw:frame>
        <draw:frame draw:style-name="gr7" draw:text-style-name="P6" draw:layer="layout" svg:width="11.9cm" svg:height="1.767cm" svg:x="9.99cm" svg:y="16.3cm">
          <draw:text-box>
            <text:p text:style-name="P6"><text:span text:style-name="T3">[ PySnap , PySnap, ... ]</text:span></text:p>
          </draw:text-box>
        </draw:frame>
        <draw:frame draw:style-name="gr8" draw:text-style-name="P6" draw:layer="layout" svg:width="12.886cm" svg:height="3.629cm" svg:x="9.048cm" svg:y="18.571cm">
          <draw:text-box>
            <text:p text:style-name="P6"><text:span text:style-name="T3">→ <text:s/></text:span><text:span text:style-name="T3">Interactive Animation</text:span></text:p>
            <text:p text:style-name="P6"><text:span text:style-name="T3">→ <text:s/></text:span><text:span text:style-name="T3">Read/Write HDF5</text:span></text:p>
          </draw:text-box>
        </draw:frame>
        <draw:custom-shape draw:style-name="gr5" draw:text-style-name="P1" draw:layer="layout" svg:width="15cm" svg:height="18.3cm" svg:x="25.89cm" svg:y="14.3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6.11cm" svg:height="2.275cm" svg:x="30.335cm" svg:y="14.147cm">
          <draw:text-box>
            <text:p text:style-name="P5"><text:span text:style-name="T2">PySnap</text:span></text:p>
          </draw:text-box>
        </draw:frame>
        <draw:frame draw:style-name="gr10" draw:text-style-name="P7" draw:layer="layout" svg:width="10cm" svg:height="1.767cm" svg:x="28.39cm" svg:y="16.222cm">
          <draw:text-box>
            <text:p text:style-name="P7"><text:span text:style-name="T3">[n,m,x,y,z,vx,vy,vz]</text:span></text:p>
          </draw:text-box>
        </draw:frame>
        <draw:frame draw:style-name="gr11" draw:text-style-name="P6" draw:layer="layout" svg:width="14cm" svg:height="13.895cm" svg:x="26.89cm" svg:y="18.4cm">
          <draw:text-box>
            <text:p text:style-name="P6"><text:span text:style-name="T3">→ <text:s/></text:span><text:span text:style-name="T3">Interactive plot</text:span></text:p>
            <text:p text:style-name="P6"><text:span text:style-name="T3">→ <text:s/></text:span><text:span text:style-name="T3">Binaries</text:span></text:p>
            <text:p text:style-name="P6"><text:span text:style-name="T3">→ <text:s/></text:span><text:span text:style-name="T3">KdTree</text:span></text:p>
            <text:p text:style-name="P6"><text:span text:style-name="T3">→ <text:s/></text:span><text:span text:style-name="T3">Densities</text:span></text:p>
            <text:p text:style-name="P6"><text:span text:style-name="T3">→ <text:s/></text:span><text:span text:style-name="T3">Energies</text:span></text:p>
            <text:p text:style-name="P6"><text:span text:style-name="T3">→ <text:s/></text:span><text:span text:style-name="T3">Minimum Spanning Tree</text:span></text:p>
            <text:p text:style-name="P6"><text:span text:style-name="T3">→ <text:s/></text:span><text:span text:style-name="T3">Clump detection</text:span></text:p>
            <text:p text:style-name="P6"><text:span text:style-name="T3">→ <text:s/></text:span><text:span text:style-name="T3">Pr. Comp. Analysis</text:span></text:p>
            <text:p text:style-name="P6"><text:span text:style-name="T3">→ <text:s/></text:span><text:span text:style-name="T3">Write to ascii file</text:span></text:p>
          </draw:text-box>
        </draw:frame>
        <draw:frame draw:style-name="gr9" draw:text-style-name="P9" draw:layer="layout" svg:width="6.91cm" svg:height="2.153cm" svg:x="12.395cm" svg:y="24.2cm">
          <draw:text-box>
            <text:p text:style-name="P8"><text:span text:style-name="T4">Animation</text:span></text:p>
          </draw:text-box>
        </draw:frame>
        <draw:frame draw:style-name="gr11" draw:text-style-name="P6" draw:layer="layout" svg:width="11.985cm" svg:height="6.315cm" svg:x="10.205cm" svg:y="26.1cm">
          <draw:text-box>
            <text:p text:style-name="P6"><text:span text:style-name="T3">→ <text:s/></text:span><text:span text:style-name="T3">PyRun evolution</text:span></text:p>
            <text:p text:style-name="P6"><text:span text:style-name="T3"><text:s text:c="6"/></text:span><text:span text:style-name="T3">- Star tracking</text:span></text:p>
            <text:p text:style-name="P6"><text:span text:style-name="T3"><text:tab/></text:span><text:span text:style-name="T3"> <text:s/></text:span><text:span text:style-name="T3">- Synchronised plot</text:span></text:p>
            <text:p text:style-name="P6"><text:span text:style-name="T3">→ <text:s/></text:span><text:span text:style-name="T3">Nsliders</text:span></text:p>
          </draw:text-box>
        </draw:frame>
        <draw:frame draw:style-name="gr9" draw:text-style-name="P4" draw:layer="layout" svg:width="12.51cm" svg:height="2.275cm" svg:x="44.59cm" svg:y="15.825cm">
          <draw:text-box>
            <text:p text:style-name="P4"><text:span text:style-name="T2">Shared libraries</text:span></text:p>
          </draw:text-box>
        </draw:frame>
        <draw:frame draw:style-name="gr11" draw:text-style-name="P6" draw:layer="layout" svg:width="8cm" svg:height="9.347cm" svg:x="44.69cm" svg:y="18.5cm">
          <draw:text-box>
            <text:p text:style-name="P6"><text:span text:style-name="T3">libking.so</text:span></text:p>
            <text:p text:style-name="P6"><text:span text:style-name="T3">libbinaries.so</text:span></text:p>
            <text:p text:style-name="P6"><text:span text:style-name="T3">libkdtree.so</text:span></text:p>
            <text:p text:style-name="P6"><text:span text:style-name="T3">libdensities.so</text:span></text:p>
            <text:p text:style-name="P6"><text:span text:style-name="T3">libenergies.so</text:span></text:p>
            <text:p text:style-name="P6"><text:span text:style-name="T3">libemst.so</text:span></text:p>
          </draw:text-box>
        </draw:frame>
        <draw:custom-shape draw:style-name="gr12" draw:text-style-name="P10" draw:layer="layout" svg:width="1.055cm" svg:height="1.139cm" svg:x="53.29cm" svg:y="19cm">
          <text:p text:style-name="P1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055cm" svg:height="1.139cm" svg:x="53.29cm" svg:y="20.577cm">
          <text:p text:style-name="P1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055cm" svg:height="1.139cm" svg:x="53.29cm" svg:y="22.04cm">
          <text:p text:style-name="P1"><text:span text:style-name="T5">C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055cm" svg:height="1.138cm" svg:x="53.29cm" svg:y="23.618cm">
          <text:p text:style-name="P1"><text:span text:style-name="T6">C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7cm" svg:height="1.139cm" svg:x="52.49cm" svg:y="25.098cm">
          <text:p text:style-name="P1"><text:span text:style-name="T5">Cuda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3.6cm" svg:height="7.579cm" svg:x="19.6cm" svg:y="35.155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6.302cm" svg:height="2.335cm" svg:x="23.249cm" svg:y="35.127cm">
          <draw:text-box>
            <text:p text:style-name="P4"><text:span text:style-name="T2">Binaries</text:span></text:p>
          </draw:text-box>
        </draw:frame>
        <draw:frame draw:style-name="gr15" draw:text-style-name="P6" draw:layer="layout" svg:width="11.21cm" svg:height="3.283cm" svg:x="20.3cm" svg:y="38.955cm">
          <draw:text-box>
            <text:p text:style-name="P6"><text:span text:style-name="T3">→ <text:s/></text:span><text:span text:style-name="T3">RemoveTriples</text:span></text:p>
            <text:p text:style-name="P6"><text:span text:style-name="T3">→ <text:s/></text:span><text:span text:style-name="T3">Read/Write HDF5</text:span></text:p>
          </draw:text-box>
        </draw:frame>
        <draw:frame draw:style-name="gr16" draw:text-style-name="P6" draw:layer="layout" svg:width="10.631cm" svg:height="2.144cm" svg:x="21.085cm" svg:y="36.755cm">
          <draw:text-box>
            <text:p text:style-name="P6"><text:span text:style-name="T3">[n1,n2,m1,m2,a,e,p]</text:span></text:p>
          </draw:text-box>
        </draw:frame>
        <draw:custom-shape draw:style-name="gr13" draw:text-style-name="P1" draw:layer="layout" svg:width="13.6cm" svg:height="7.606cm" svg:x="35cm" svg:y="35.128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7.048cm" svg:height="2.388cm" svg:x="38.276cm" svg:y="35.1cm">
          <draw:text-box>
            <text:p text:style-name="P5"><text:span text:style-name="T2">KdTree</text:span></text:p>
          </draw:text-box>
        </draw:frame>
        <draw:frame draw:style-name="gr18" draw:text-style-name="P7" draw:layer="layout" svg:width="7.418cm" svg:height="2cm" svg:x="38.091cm" svg:y="36.834cm">
          <draw:text-box>
            <text:p text:style-name="P7"><text:span text:style-name="T3">[x,y,z,boxes]</text:span></text:p>
          </draw:text-box>
        </draw:frame>
        <draw:frame draw:style-name="gr19" draw:text-style-name="P6" draw:layer="layout" svg:width="11.97cm" svg:height="5.044cm" svg:x="35.38cm" svg:y="38.89cm">
          <draw:text-box>
            <text:p text:style-name="P6"><text:span text:style-name="T3">→ <text:s/></text:span><text:span text:style-name="T3">Neighbour searches</text:span></text:p>
            <text:p text:style-name="P6"><text:span text:style-name="T3">→ </text:span><text:span text:style-name="T3">Optimized memory</text:span></text:p>
            <text:p text:style-name="P6"><text:span text:style-name="T3"/></text:p>
          </draw:text-box>
        </draw:frame>
        <draw:frame draw:style-name="gr9" draw:text-style-name="P4" draw:layer="layout" svg:width="11.31cm" svg:height="2.275cm" svg:x="34.604cm" svg:y="0.6cm">
          <draw:text-box>
            <text:p text:style-name="P4"><text:span text:style-name="T2">Cluster Models</text:span></text:p>
          </draw:text-box>
        </draw:frame>
        <draw:frame draw:style-name="gr11" draw:text-style-name="P6" draw:layer="layout" svg:width="15.086cm" svg:height="7.831cm" svg:x="33.314cm" svg:y="2.8cm">
          <draw:text-box>
            <text:p text:style-name="P6"><text:span text:style-name="T3">→ <text:s/></text:span><text:span text:style-name="T3">King, Plummer, Uniform</text:span></text:p>
            <text:p text:style-name="P6"><text:span text:style-name="T3"><text:tab/></text:span><text:span text:style-name="T3"> </text:span><text:span text:style-name="T3">Hubble, Fractals</text:span></text:p>
            <text:p text:style-name="P6"><text:span text:style-name="T3">→ <text:s/></text:span><text:span text:style-name="T3">IMF : Salpeter, L3</text:span></text:p>
            <text:p text:style-name="P6"><text:span text:style-name="T3">→ <text:s/></text:span><text:span text:style-name="T3">Custom virial state</text:span></text:p>
            <text:p text:style-name="P6"><text:span text:style-name="T3">→ <text:s/></text:span><text:span text:style-name="T3">Binary population</text:span></text:p>
          </draw:text-box>
        </draw:frame>
        <draw:custom-shape draw:style-name="gr12" draw:text-style-name="P10" draw:layer="layout" svg:width="1.035cm" svg:height="1.139cm" svg:x="53.29cm" svg:y="26.561cm">
          <text:p text:style-name="P1"><text:span text:style-name="T5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2.7cm" svg:height="8.5cm" svg:x="9.49cm" svg:y="24.284cm">
          <text:p/>
          <draw:enhanced-geometry svg:viewBox="0 0 21600 21600" draw:path-stretchpoint-x="10800" draw:path-stretchpoint-y="10800" draw:text-areas="?f3 ?f4 ?f5 ?f6" draw:type="round-rectangle" draw:modifiers="2543.474098500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12.99cm" svg:height="12.675cm" svg:x="43.6cm" svg:y="15.825cm">
          <text:p/>
          <draw:enhanced-geometry svg:viewBox="0 0 21600 21600" draw:path-stretchpoint-x="10800" draw:path-stretchpoint-y="10800" draw:text-areas="?f3 ?f4 ?f5 ?f6" draw:type="round-rectangle" draw:modifiers="2493.420230336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4.286cm" svg:height="10.4cm" svg:x="32.714cm" svg:y="0.6cm">
          <text:p/>
          <draw:enhanced-geometry svg:viewBox="0 0 21600 21600" draw:path-stretchpoint-x="10800" draw:path-stretchpoint-y="10800" draw:text-areas="?f3 ?f4 ?f5 ?f6" draw:type="round-rectangle" draw:modifiers="4009.360706307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1" draw:layer="layout" svg:x1="8.33cm" svg:y1="18.2cm" svg:x2="23.29cm" svg:y2="18.2cm">
          <text:p/>
        </draw:line>
        <draw:line draw:style-name="gr20" draw:text-style-name="P1" draw:layer="layout" svg:x1="43.6cm" svg:y1="18.1cm" svg:x2="56.59cm" svg:y2="18.1cm">
          <text:p/>
        </draw:line>
        <draw:line draw:style-name="gr20" draw:text-style-name="P1" draw:layer="layout" svg:x1="19.6cm" svg:y1="38.955cm" svg:x2="33.2cm" svg:y2="38.955cm">
          <text:p/>
        </draw:line>
        <draw:line draw:style-name="gr20" draw:text-style-name="P1" draw:layer="layout" svg:x1="35cm" svg:y1="38.934cm" svg:x2="48.6cm" svg:y2="38.934cm">
          <text:p/>
        </draw:line>
        <draw:line draw:style-name="gr20" draw:text-style-name="P1" draw:layer="layout" svg:x1="25.93cm" svg:y1="18.2cm" svg:x2="40.89cm" svg:y2="18.2cm">
          <text:p/>
        </draw:line>
        <draw:line draw:style-name="gr20" draw:text-style-name="P1" draw:layer="layout" svg:x1="9.49cm" svg:y1="26.184cm" svg:x2="22.19cm" svg:y2="26.184cm">
          <text:p/>
        </draw:line>
        <draw:line draw:style-name="gr20" draw:text-style-name="P1" draw:layer="layout" svg:x1="32.714cm" svg:y1="2.8cm" svg:x2="47cm" svg:y2="2.8cm">
          <text:p/>
        </draw:line>
        <draw:line draw:style-name="gr21" draw:text-style-name="P1" draw:layer="layout" svg:x1="44.69cm" svg:y1="22.6cm" svg:x2="32.8cm" svg:y2="22.6cm">
          <text:p/>
        </draw:line>
        <draw:line draw:style-name="gr21" draw:text-style-name="P1" draw:layer="layout" svg:x1="44.675cm" svg:y1="21.085cm" svg:x2="32.785cm" svg:y2="21.085cm">
          <text:p/>
        </draw:line>
        <draw:line draw:style-name="gr21" draw:text-style-name="P1" draw:layer="layout" svg:x1="44.675cm" svg:y1="23.985cm" svg:x2="33.4cm" svg:y2="23.985cm">
          <text:p/>
        </draw:line>
        <draw:line draw:style-name="gr21" draw:text-style-name="P1" draw:layer="layout" svg:x1="44.661cm" svg:y1="25.57cm" svg:x2="33.386cm" svg:y2="25.57cm">
          <text:p/>
        </draw:line>
        <draw:line draw:style-name="gr21" draw:text-style-name="P1" draw:layer="layout" svg:x1="44.647cm" svg:y1="27.155cm" svg:x2="40.4cm" svg:y2="27.155cm">
          <text:p/>
        </draw:line>
        <draw:connector draw:style-name="gr22" draw:text-style-name="P1" draw:layer="layout" draw:line-skew="0.875cm" svg:x1="38.6cm" svg:y1="27.6cm" svg:x2="36.849cm" svg:y2="28.532cm" svg:d="m38600 27600v0 932h-1751" svg:viewBox="0 0 1752 933">
          <text:p/>
        </draw:connector>
        <draw:line draw:style-name="gr23" draw:text-style-name="P1" draw:layer="layout" svg:x1="23.29cm" svg:y1="19.2cm" svg:x2="25.89cm" svg:y2="19.2cm">
          <text:p/>
        </draw:line>
        <draw:line draw:style-name="gr23" draw:text-style-name="P1" draw:layer="layout" svg:x1="29.551cm" svg:y1="35.027cm" svg:x2="31cm" svg:y2="32.6cm">
          <text:p/>
        </draw:line>
        <draw:line draw:style-name="gr23" draw:text-style-name="P1" draw:layer="layout" svg:x1="37.4cm" svg:y1="35.028cm" svg:x2="36cm" svg:y2="32.6cm">
          <text:p/>
        </draw:line>
        <draw:line draw:style-name="gr23" draw:text-style-name="P1" draw:layer="layout" svg:x1="15.8cm" svg:y1="24.284cm" svg:x2="15.8cm" svg:y2="22.6cm">
          <text:p/>
        </draw:line>
        <draw:line draw:style-name="gr24" draw:text-style-name="P1" draw:layer="layout" svg:x1="28.4cm" svg:y1="8.552cm" svg:x2="28.4cm" svg:y2="14.3cm">
          <text:p/>
        </draw:line>
        <draw:line draw:style-name="gr23" draw:text-style-name="P1" draw:layer="layout" svg:x1="22.815cm" svg:y1="5.952cm" svg:x2="21.6cm" svg:y2="5.952cm">
          <text:p/>
        </draw:line>
        <draw:line draw:style-name="gr24" draw:text-style-name="P1" draw:layer="layout" svg:x1="39cm" svg:y1="14.3cm" svg:x2="39cm" svg:y2="11cm">
          <text:p/>
        </draw:line>
        <draw:line draw:style-name="gr24" draw:text-style-name="P1" draw:layer="layout" svg:x1="19.225cm" svg:y1="14.137cm" svg:x2="19.225cm" svg:y2="8.437cm">
          <text:p/>
        </draw:line>
        <draw:line draw:style-name="gr21" draw:text-style-name="P1" draw:layer="layout" svg:x1="44.345cm" svg:y1="19.555cm" svg:x2="42.3cm" svg:y2="19.555cm">
          <text:p/>
        </draw:line>
        <draw:line draw:style-name="gr21" draw:text-style-name="P1" draw:layer="layout" svg:x1="42.4cm" svg:y1="11cm" svg:x2="42.371cm" svg:y2="19.525cm">
          <text:p/>
        </draw:line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54.448cm" svg:height="6.678cm" svg:x="3.025cm" svg:y="1.594cm" presentation:class="title" presentation:placeholder="true">
          <draw:text-box/>
        </draw:frame>
        <draw:frame presentation:style-name="pr3" draw:layer="layout" svg:width="53.238cm" svg:height="23.2cm" svg:x="3.025cm" svg:y="9.36cm" presentation:class="outline" presentation:placeholder="true">
          <draw:text-box/>
        </draw:frame>
        <presentation:notes draw:style-name="dp2">
          <draw:page-thumbnail draw:style-name="gr2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3cm" svg:stroke-color="#000000" draw:marker-start-width="0.25cm" draw:marker-start-center="false" draw:marker-end-width="0.25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eXGyreHeros" style:font-style-name="Normal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2cm" fo:text-indent="0cm"/>
      <style:text-properties style:use-window-font-color="true" style:text-outline="false" style:text-line-through-style="none" fo:font-family="'Liberation Sans'" style:font-family-generic="roman" style:font-pitch="variable" fo:font-size="60.9000015258789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761cm" fo:text-indent="0cm"/>
      <style:text-properties fo:font-size="53.2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571cm" fo:text-indent="0cm"/>
      <style:text-properties fo:font-size="45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38cm" fo:text-indent="0cm"/>
      <style:text-properties fo:font-size="38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9cm" fo:text-indent="0cm"/>
      <style:text-properties fo:font-size="38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9cm" fo:text-indent="0cm"/>
      <style:text-properties fo:font-size="38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9cm" fo:text-indent="0cm"/>
      <style:text-properties fo:font-size="38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9cm" fo:text-indent="0cm"/>
      <style:text-properties fo:font-size="38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9cm" fo:text-indent="0cm"/>
      <style:text-properties fo:font-size="38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83.8000030517578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3cm" fo:page-height="45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499cm" svg:x="1cm" svg:y="3.023cm"/>
      <draw:page-thumbnail draw:layer="backgroundobjects" svg:width="8.999cm" svg:height="6.499cm" svg:x="1cm" svg:y="11.599cm"/>
      <draw:page-thumbnail draw:layer="backgroundobjects" svg:width="8.999cm" svg:height="6.499cm" svg:x="1cm" svg:y="20.175cm"/>
      <draw:page-thumbnail draw:layer="backgroundobjects" svg:width="8.999cm" svg:height="6.499cm" svg:x="11cm" svg:y="3.023cm"/>
      <draw:page-thumbnail draw:layer="backgroundobjects" svg:width="8.999cm" svg:height="6.499cm" svg:x="11cm" svg:y="11.599cm"/>
      <draw:page-thumbnail draw:layer="backgroundobjects" svg:width="8.999cm" svg:height="6.499cm" svg:x="11cm" svg:y="20.175cm"/>
    </style:handout-master>
    <style:master-page style:name="Standard" style:page-layout-name="PM1" draw:style-name="Mdp1">
      <draw:frame presentation:style-name="Standard-title" draw:layer="backgroundobjects" svg:width="54.448cm" svg:height="6.678cm" svg:x="3.025cm" svg:y="1.594cm" presentation:class="title" presentation:placeholder="true">
        <draw:text-box/>
      </draw:frame>
      <draw:frame presentation:style-name="Standard-outline1" draw:layer="backgroundobjects" svg:width="53.238cm" svg:height="23.2cm" svg:x="3.025cm" svg:y="9.36cm" presentation:class="outline" presentation:placeholder="true">
        <draw:text-box/>
      </draw:frame>
      <draw:frame presentation:style-name="Mpr1" draw:text-style-name="MP1" draw:layer="backgroundobjects" svg:width="14.094cm" svg:height="2.758cm" svg:x="3.025cm" svg:y="36.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9.176cm" svg:height="2.758cm" svg:x="20.691cm" svg:y="36.4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4.094cm" svg:height="2.758cm" svg:x="43.378cm" svg:y="36.44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lien Dorval</meta:initial-creator>
    <meta:creation-date>2016-07-29T18:55:01</meta:creation-date>
    <dc:date>2016-08-01T10:45:14</dc:date>
    <dc:creator>Julien Dorval</dc:creator>
    <meta:editing-duration>PT16H34M15S</meta:editing-duration>
    <meta:editing-cycles>6</meta:editing-cycles>
    <meta:generator>LibreOffice/3.5$Linux_X86_64 LibreOffice_project/350m1$Build-2</meta:generator>
    <meta:document-statistic meta:object-count="85"/>
  </office:meta>
</office:document-meta>
</file>